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나눔 고딕" svg:font-family="'나눔 고딕'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147cm" style:rel-column-width="1217*"/>
    </style:style>
    <style:style style:name="표1.B" style:family="table-column">
      <style:table-column-properties style:column-width="2.293cm" style:rel-column-width="1300*"/>
    </style:style>
    <style:style style:name="표1.C" style:family="table-column">
      <style:table-column-properties style:column-width="12.561cm" style:rel-column-width="7121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C1" style:family="table-cell">
      <style:table-cell-properties style:vertical-align="middle" fo:padding="0.097cm" fo:border="0.002cm solid #000000"/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2.852cm" style:rel-column-width="1617*"/>
    </style:style>
    <style:style style:name="표2.B" style:family="table-column">
      <style:table-column-properties style:column-width="3.586cm" style:rel-column-width="2033*"/>
    </style:style>
    <style:style style:name="표2.C" style:family="table-column">
      <style:table-column-properties style:column-width="6.32cm" style:rel-column-width="3583*"/>
    </style:style>
    <style:style style:name="표2.D" style:family="table-column">
      <style:table-column-properties style:column-width="2.177cm" style:rel-column-width="1234*"/>
    </style:style>
    <style:style style:name="표2.E" style:family="table-column">
      <style:table-column-properties style:column-width="2.066cm" style:rel-column-width="1171*"/>
    </style:style>
    <style:style style:name="표2.1" style:family="table-row">
      <style:table-row-properties style:min-row-height="0.559cm"/>
    </style:style>
    <style:style style:name="표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2.E1" style:family="table-cell">
      <style:table-cell-properties style:vertical-align="middle" fo:padding="0.097cm" fo:border="0.002cm solid #000000"/>
    </style:style>
    <style:style style:name="표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표2.10" style:family="table-row">
      <style:table-row-properties style:min-row-height="1.706cm"/>
    </style:style>
    <style:style style:name="P1" style:family="paragraph" style:parent-style-name="Table_20_Contents">
      <style:paragraph-properties fo:text-align="center" style:justify-single-word="false"/>
      <style:text-properties style:font-name="나눔 고딕" fo:font-size="10pt" style:font-name-asian="나눔 고딕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나눔 고딕" fo:font-size="10pt" style:font-name-asian="나눔 고딕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나눔 고딕" fo:font-size="10pt" style:font-name-asian="나눔 고딕" style:font-size-asian="10pt" style:language-asian="ko" style:country-asian="KR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나눔 고딕" fo:font-size="10pt" style:font-name-asian="나눔 고딕" style:font-size-asian="10pt" style:language-asian="ko" style:country-asian="KR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asian="나눔 고딕" style:font-size-asian="10pt" style:language-asian="ko" style:country-asian="KR" style:font-size-complex="10pt"/>
    </style:style>
    <style:style style:name="P6" style:family="paragraph" style:parent-style-name="Table_20_Contents">
      <style:text-properties fo:font-size="10pt" style:font-name-asian="나눔 고딕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5">구분</text:p>
          </table:table-cell>
          <table:table-cell table:style-name="표1.A1" office:value-type="string">
            <text:p text:style-name="P5">액터명</text:p>
          </table:table-cell>
          <table:table-cell table:style-name="표1.C1" office:value-type="string">
            <text:p text:style-name="P5">설명</text:p>
          </table:table-cell>
        </table:table-row>
        <table:table-row>
          <table:table-cell table:style-name="표1.A2" table:number-rows-spanned="4" office:value-type="string">
            <text:p text:style-name="P5">사용자</text:p>
          </table:table-cell>
          <table:table-cell table:style-name="표1.B2" office:value-type="string">
            <text:p text:style-name="P5">사용자</text:p>
          </table:table-cell>
          <table:table-cell table:style-name="표1.C2" office:value-type="string">
            <text:p text:style-name="P6"><text:s/>JoGym<text:span text:style-name="T1">사이트를 이용하는 모든 사용자</text:span></text:p>
          </table:table-cell>
        </table:table-row>
        <table:table-row>
          <table:covered-table-cell/>
          <table:table-cell table:style-name="표1.B2" office:value-type="string">
            <text:p text:style-name="P5">시설</text:p>
          </table:table-cell>
          <table:table-cell table:style-name="표1.C2" office:value-type="string">
            <text:p text:style-name="P6"><text:s/>JoGym<text:span text:style-name="T1">사이트에서 회원이 운영하는 시설에 대한 정보를 관리하는 <text:line-break/>시스템 사용자</text:span></text:p>
          </table:table-cell>
        </table:table-row>
        <table:table-row>
          <table:covered-table-cell/>
          <table:table-cell table:style-name="표1.B2" office:value-type="string">
            <text:p text:style-name="P5">트레이너</text:p>
          </table:table-cell>
          <table:table-cell table:style-name="표1.C2" office:value-type="string">
            <text:p text:style-name="P6"><text:s/><text:span text:style-name="T1">JoGym사이트에서 일반인에게 PT 요청과 사이트의 게시판 이용하는 <text:line-break/>사용자</text:span></text:p>
          </table:table-cell>
        </table:table-row>
        <table:table-row>
          <table:covered-table-cell/>
          <table:table-cell table:style-name="표1.B2" office:value-type="string">
            <text:p text:style-name="P5">일반인</text:p>
          </table:table-cell>
          <table:table-cell table:style-name="표1.C2" office:value-type="string">
            <text:p text:style-name="P6"><text:s/>JoGym<text:span text:style-name="T1">사이트에서 트레이너에게 PT 요청과 사이트의 게시판을 이용하는 사용자</text:span></text:p>
          </table:table-cell>
        </table:table-row>
      </table:table>
      <text:p text:style-name="Standard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1">Package</text:p>
          </table:table-cell>
          <table:table-cell table:style-name="표2.A1" office:value-type="string">
            <text:p text:style-name="P3">Usecase명</text:p>
          </table:table-cell>
          <table:table-cell table:style-name="표2.A1" office:value-type="string">
            <text:p text:style-name="P3">설명</text:p>
          </table:table-cell>
          <table:table-cell table:style-name="표2.A1" office:value-type="string">
            <text:p text:style-name="P3">Actor</text:p>
          </table:table-cell>
          <table:table-cell table:style-name="표2.E1" office:value-type="string">
            <text:p text:style-name="P3">우선순위</text:p>
          </table:table-cell>
        </table:table-row>
        <table:table-row>
          <table:table-cell table:style-name="표2.A2" table:number-rows-spanned="12" office:value-type="string">
            <text:p text:style-name="P3">사용자 관리</text:p>
          </table:table-cell>
          <table:table-cell table:style-name="표2.A2" office:value-type="string">
            <text:p text:style-name="P3">회원가입</text:p>
          </table:table-cell>
          <table:table-cell table:style-name="표2.A2" office:value-type="string">
            <text:p text:style-name="P2"><text:s/><text:span text:style-name="T1">사용자는 사이트에 정보를 입력하고 회원 가입한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로그인</text:p>
          </table:table-cell>
          <table:table-cell table:style-name="표2.A2" office:value-type="string">
            <text:p text:style-name="P4"><text:s/>사용자는 등록된 아이디와 비밀번호를 입력하고 사이트에 로그인 한다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로그아웃</text:p>
          </table:table-cell>
          <table:table-cell table:style-name="표2.A2" office:value-type="string">
            <text:p text:style-name="P2"><text:s/><text:span text:style-name="T1">사용자는 사이트에서 로그아웃 할 수 있습니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아이디 찾기</text:p>
          </table:table-cell>
          <table:table-cell table:style-name="표2.A2" office:value-type="string">
            <text:p text:style-name="P2"><text:s/><text:span text:style-name="T1">사용자는 아이디를 모를 경우 등록된 아이디를 찾는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비밀번호 찾기</text:p>
          </table:table-cell>
          <table:table-cell table:style-name="표2.A2" office:value-type="string">
            <text:p text:style-name="P2"><text:s/><text:span text:style-name="T1">사용자는 비밀번호를 모를 경우 등록된 비밀번호를 찾는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탈퇴</text:p>
          </table:table-cell>
          <table:table-cell table:style-name="표2.A2" office:value-type="string">
            <text:p text:style-name="P2"><text:s/><text:span text:style-name="T1">사용자는 회원탈퇴한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정보 조회</text:p>
          </table:table-cell>
          <table:table-cell table:style-name="표2.A2" office:value-type="string">
            <text:p text:style-name="P2"><text:s/><text:span text:style-name="T1">사용자는 회원 가입 시 입력한 정보 및 사이트에 등록한 부가 정보를 조회한다. <text:s/></text:span></text:p>
          </table:table-cell>
          <table:table-cell table:style-name="표2.A2" office:value-type="string">
            <text:p text:style-name="P3">일반인,</text:p>
            <text:p text:style-name="P3">트레이너,</text:p>
            <text:p text:style-name="P3">시설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정보 수정</text:p>
          </table:table-cell>
          <table:table-cell table:style-name="표2.A2" office:value-type="string">
            <text:p text:style-name="P2"><text:s/><text:span text:style-name="T1">사용자는 회원가입 시 사이트에 등록된 정보를 수정한다.</text:span></text:p>
          </table:table-cell>
          <table:table-cell table:style-name="표2.A2" office:value-type="string">
            <text:p text:style-name="P3">일반인,<text:line-break/>트레이너,</text:p>
            <text:p text:style-name="P3">시설</text:p>
          </table:table-cell>
          <table:table-cell table:style-name="표2.E2" office:value-type="string">
            <text:p text:style-name="P1">-</text:p>
          </table:table-cell>
        </table:table-row>
        <table:table-row table:style-name="표2.10">
          <table:covered-table-cell/>
          <table:table-cell table:style-name="표2.A2" office:value-type="string">
            <text:p text:style-name="P3">비밀번호 변경</text:p>
          </table:table-cell>
          <table:table-cell table:style-name="표2.A2" office:value-type="string">
            <text:p text:style-name="P2"><text:s/><text:span text:style-name="T1">사용자는 사이트에 등록된 비밀번호를 변경한다.</text:span></text:p>
          </table:table-cell>
          <table:table-cell table:style-name="표2.A2" office:value-type="string">
            <text:p text:style-name="P3">일반인,</text:p>
            <text:p text:style-name="P3">트레이너,</text:p>
            <text:p text:style-name="P3">시설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컨택 정보 조회</text:p>
          </table:table-cell>
          <table:table-cell table:style-name="표2.A2" office:value-type="string">
            <text:p text:style-name="P2"><text:s/><text:span text:style-name="T1">일반인과 트레이너는 사이트를 통해 요청한 PT 정보을 조회한다.</text:span></text:p>
          </table:table-cell>
          <table:table-cell table:style-name="표2.A2" office:value-type="string">
            <text:p text:style-name="P3">일반인,<text:line-break/>트레이너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 운동 일지 조회</text:p>
          </table:table-cell>
          <table:table-cell table:style-name="표2.A2" office:value-type="string">
            <text:p text:style-name="P2"><text:s/><text:span text:style-name="T1">트레이너는 사이트에 등록한 일반인의 회원 운동 일지 리스트를 조회한다.</text:span></text:p>
          </table:table-cell>
          <table:table-cell table:style-name="표2.A2" office:value-type="string">
            <text:p text:style-name="P3">트레이너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 운동 일지 관리</text:p>
          </table:table-cell>
          <table:table-cell table:style-name="표2.A2" office:value-type="string">
            <text:p text:style-name="P2"><text:s/><text:span text:style-name="T1">트레이너는 사이트에 등록한 일반인에 대한 회원 운동 일지를 <text:s/>등록,수정한다.</text:span></text:p>
          </table:table-cell>
          <table:table-cell table:style-name="표2.A2" office:value-type="string">
            <text:p text:style-name="P3">트레이너</text:p>
          </table:table-cell>
          <table:table-cell table:style-name="표2.E2" office:value-type="string">
            <text:p text:style-name="P1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나눔 고딕" svg:font-family="'나눔 고딕'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9T17:43:33.56</meta:creation-date>
    <dc:date>2020-05-11T09:30:38.57</dc:date>
    <meta:editing-duration>PT19H23M54S</meta:editing-duration>
    <meta:editing-cycles>6</meta:editing-cycles>
    <meta:generator>OpenOffice/4.1.7$Win32 OpenOffice.org_project/417m1$Build-9800</meta:generator>
    <meta:document-statistic meta:table-count="2" meta:image-count="0" meta:object-count="0" meta:page-count="1" meta:paragraph-count="71" meta:word-count="585" meta:character-count="756"/>
  </office:meta>
</office:document-meta>
</file>